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V2.0</text:p>
          </table:table-cell>
          <table:table-cell office:value-type="string">
            <text:p>V2.1.0</text:p>
          </table:table-cell>
          <table:table-cell office:value-type="string">
            <text:p>V2.2.0</text:p>
          </table:table-cell>
          <table:table-cell office:value-type="string">
            <text:p>V2.3.0</text:p>
          </table:table-cell>
          <table:table-cell office:value-type="string">
            <text:p>V2.4.0</text:p>
          </table:table-cell>
          <table:table-cell office:value-type="string">
            <text:p>V2.5.0</text:p>
          </table:table-cell>
          <table:table-cell office:value-type="string">
            <text:p>V2.6.0</text:p>
          </table:table-cell>
        </table:table-row>
        <table:table-row table:style-name="ro1">
          <table:table-cell/>
          <table:table-cell table:style-name="ce1" office:value-type="date" office:date-value="1996-06-09">
            <text:p>06/09/96</text:p>
          </table:table-cell>
          <table:table-cell table:style-name="ce1" office:value-type="date" office:date-value="1996-09-30">
            <text:p>09/30/96</text:p>
          </table:table-cell>
          <table:table-cell table:style-name="ce1" office:value-type="date" office:date-value="1999-01-26">
            <text:p>01/26/99</text:p>
          </table:table-cell>
          <table:table-cell table:style-name="ce1" office:value-type="date" office:date-value="1999-05-11">
            <text:p>05/11/99</text:p>
          </table:table-cell>
          <table:table-cell table:style-name="ce1" office:value-type="date" office:date-value="2001-01-04">
            <text:p>01/04/01</text:p>
          </table:table-cell>
          <table:table-cell table:style-name="ce1" office:value-type="date" office:date-value="2001-01-25">
            <text:p>01/25/01</text:p>
          </table:table-cell>
          <table:table-cell table:style-name="ce1" office:value-type="date" office:date-value="2003-12-18">
            <text:p>12/18/03</text:p>
          </table:table-cell>
        </table:table-row>
        <table:table-row table:style-name="ro1">
          <table:table-cell table:number-columns-repeated="2"/>
          <table:table-cell table:formula="of:=[.C2]-[.B2]" office:value-type="float" office:value="113">
            <text:p>113</text:p>
          </table:table-cell>
          <table:table-cell table:formula="of:=[.D2]-[.C2]" office:value-type="float" office:value="848">
            <text:p>848</text:p>
          </table:table-cell>
          <table:table-cell table:formula="of:=[.E2]-[.D2]" office:value-type="float" office:value="105">
            <text:p>105</text:p>
          </table:table-cell>
          <table:table-cell table:formula="of:=[.F2]-[.E2]" office:value-type="float" office:value="604">
            <text:p>604</text:p>
          </table:table-cell>
          <table:table-cell table:formula="of:=[.G2]-[.F2]" office:value-type="float" office:value="21">
            <text:p>21</text:p>
          </table:table-cell>
          <table:table-cell table:formula="of:=[.H2]-[.G2]" office:value-type="float" office:value="1057">
            <text:p>105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4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ive-CD User</meta:initial-creator>
    <meta:creation-date>2010-09-27T14:54:34</meta:creation-date>
    <dc:date>2010-09-27T14:57:43</dc:date>
    <dc:creator>Live-CD User</dc:creator>
    <meta:editing-duration>PT00H03M10S</meta:editing-duration>
    <meta:editing-cycles>1</meta:editing-cycles>
    <meta:document-statistic meta:table-count="3" meta:cell-count="20" meta:object-count="0"/>
    <meta:generator>OpenOffice.org/3.0$Linux OpenOffice.org_project/300m21$Build-9319</meta:generator>
  </office:meta>
</office:document-meta>
</file>